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1.65mm"/>
    </style:style>
    <style:style style:name="co3" style:family="table-column">
      <style:table-column-properties fo:break-before="auto" style:column-width="41.8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1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nsidad en el primario</text:p>
          </table:table-cell>
          <table:table-cell office:value-type="string" calcext:value-type="string">
            <text:p>Ip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 eficaces</text:p>
          </table:table-cell>
        </table:table-row>
        <table:table-row table:style-name="ro1">
          <table:table-cell/>
          <table:table-cell office:value-type="string" calcext:value-type="string">
            <text:p>Intensidad en el secundario</text:p>
          </table:table-cell>
          <table:table-cell office:value-type="string" calcext:value-type="string">
            <text:p>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eficaces</text:p>
          </table:table-cell>
        </table:table-row>
        <table:table-row table:style-name="ro1">
          <table:table-cell/>
          <table:table-cell office:value-type="string" calcext:value-type="string">
            <text:p>Intensidad secundario pico </text:p>
          </table:table-cell>
          <table:table-cell office:value-type="string" calcext:value-type="string">
            <text:p>Isp</text:p>
          </table:table-cell>
          <table:table-cell table:formula="of:=[.D5]*SQRT(2)" office:value-type="float" office:value="7.07106781186548" calcext:value-type="float">
            <text:p>7,071067811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sibilidad</text:p>
            <text:p>ACS712ELCTR-05B-T → 0,185</text:p>
            <text:p>ACS712ELCTR-20A-T → 0,100</text:p>
            <text:p/>
          </table:table-cell>
          <table:table-cell office:value-type="string" calcext:value-type="string">
            <text:p>S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V/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Volge ACS 712 pico</text:p>
          </table:table-cell>
          <table:table-cell office:value-type="string" calcext:value-type="string">
            <text:p>Vap=S x Isp</text:p>
          </table:table-cell>
          <table:table-cell table:formula="of:=[.D7]*[.D6]" office:value-type="float" office:value="0.707106781186548" calcext:value-type="float">
            <text:p>0,707106781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string" calcext:value-type="string">
            <text:p>V eficaz a 400A</text:p>
          </table:table-cell>
          <table:table-cell office:value-type="string" calcext:value-type="string">
            <text:p>Ve = Vap/ sqrt(2)</text:p>
          </table:table-cell>
          <table:table-cell table:formula="of:=[.D9]/SQRT(2)" office:value-type="float" office:value="0.5" calcext:value-type="float">
            <text:p>0,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El factor de corrección el la proporcion entre los amperios del primario que proporcionan <text:s/>1V eficaz en el arduino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Veficaz a 400A</text:p>
          </table:table-cell>
          <table:table-cell office:value-type="string" calcext:value-type="string">
            <text:p>Ve = Vap/ sqrt(2)</text:p>
          </table:table-cell>
          <table:table-cell table:style-name="ce3" table:formula="of:=[.D9]/SQRT(2)"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ctor de corrección</text:p>
          </table:table-cell>
          <table:table-cell office:value-type="string" calcext:value-type="string">
            <text:p>Fc = Ip / Ve</text:p>
          </table:table-cell>
          <table:table-cell table:formula="of:=[.D4]/[.D14]" office:value-type="float" office:value="800" calcext:value-type="float">
            <text:p>8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or de corrección calculado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3:53:21.795329225</meta:creation-date>
    <dc:date>2018-03-07T15:40:50.475546137</dc:date>
    <meta:editing-duration>PT35M56S</meta:editing-duration>
    <meta:editing-cycles>6</meta:editing-cycles>
    <meta:generator>LibreOffice/5.1.6.2$Linux_X86_64 LibreOffice_project/10m0$Build-2</meta:generator>
    <meta:document-statistic meta:table-count="1" meta:cell-count="30" meta:object-count="0"/>
  </office:meta>
</office:document-meta>
</file>